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fo:text-align="justify" style:justify-single-word="false"/>
      <style:text-properties fo:color="#000000" style:font-name="Times New Roman" fo:font-size="12pt" officeooo:rsid="001dc0fd" officeooo:paragraph-rsid="001dc0fd" style:font-name-asian="Courier New" style:font-size-asian="12pt" style:font-name-complex="Liberation Mono" style:font-size-complex="12pt"/>
    </style:style>
    <style:style style:name="P2" style:family="paragraph" style:parent-style-name="Preformatted_20_Text" style:list-style-name="L1">
      <style:paragraph-properties fo:line-height="100%" fo:text-align="justify" style:justify-single-word="false"/>
      <style:text-properties style:font-name="Times New Roman" fo:font-size="12pt" officeooo:paragraph-rsid="001a4cbd" style:font-size-asian="12pt" style:font-size-complex="12pt"/>
    </style:style>
    <style:style style:name="P3" style:family="paragraph" style:parent-style-name="Preformatted_20_Text" style:list-style-name="L1">
      <style:paragraph-properties fo:line-height="100%" fo:text-align="justify" style:justify-single-word="false"/>
      <style:text-properties style:font-name="Times New Roman" fo:font-size="12pt" officeooo:rsid="001dc0fd" officeooo:paragraph-rsid="001dc0fd" style:font-size-asian="12pt" style:font-size-complex="12pt"/>
    </style:style>
    <style:style style:name="P4" style:family="paragraph" style:parent-style-name="Preformatted_20_Text">
      <style:paragraph-properties fo:line-height="100%" fo:text-align="justify" style:justify-single-word="false"/>
      <style:text-properties style:font-name="Times New Roman" fo:font-size="12pt" officeooo:rsid="001dc0fd" officeooo:paragraph-rsid="001dc0fd" style:font-size-asian="12pt" style:font-size-complex="12pt"/>
    </style:style>
    <style:style style:name="P5" style:family="paragraph" style:parent-style-name="Preformatted_20_Text">
      <style:paragraph-properties fo:line-height="100%" fo:text-align="justify" style:justify-single-word="false"/>
      <style:text-properties style:font-name="Times New Roman" fo:font-size="12pt" officeooo:rsid="001dc0fd" officeooo:paragraph-rsid="0020813d" style:font-size-asian="12pt" style:font-size-complex="12pt"/>
    </style:style>
    <style:style style:name="P6" style:family="paragraph" style:parent-style-name="Preformatted_20_Text" style:list-style-name="L1">
      <style:paragraph-properties fo:line-height="100%" fo:text-align="justify" style:justify-single-word="false"/>
      <style:text-properties officeooo:rsid="001f6c96" officeooo:paragraph-rsid="001f6c96"/>
    </style:style>
    <style:style style:name="P7" style:family="paragraph" style:parent-style-name="Preformatted_20_Text">
      <style:paragraph-properties fo:line-height="100%" fo:text-align="justify" style:justify-single-word="false"/>
      <style:text-properties officeooo:rsid="001f6c96" officeooo:paragraph-rsid="001f6c96"/>
    </style:style>
    <style:style style:name="P8" style:family="paragraph" style:parent-style-name="Preformatted_20_Text">
      <style:paragraph-properties fo:line-height="100%" fo:text-align="justify" style:justify-single-word="false"/>
      <style:text-properties officeooo:rsid="001f6c96" officeooo:paragraph-rsid="00210fab"/>
    </style:style>
    <style:style style:name="P9" style:family="paragraph" style:parent-style-name="Preformatted_20_Text">
      <style:paragraph-properties fo:line-height="100%" fo:text-align="justify" style:justify-single-word="false"/>
      <style:text-properties officeooo:rsid="00210fab" officeooo:paragraph-rsid="00210fab"/>
    </style:style>
    <style:style style:name="P10" style:family="paragraph" style:parent-style-name="Preformatted_20_Text">
      <style:paragraph-properties fo:line-height="100%" fo:text-align="justify" style:justify-single-word="false"/>
      <style:text-properties fo:font-weight="normal" officeooo:rsid="001f6c96" officeooo:paragraph-rsid="00210fab" style:font-weight-asian="normal" style:font-weight-complex="normal"/>
    </style:style>
    <style:style style:name="P11" style:family="paragraph" style:parent-style-name="Preformatted_20_Text">
      <style:paragraph-properties fo:line-height="100%" fo:text-align="justify" style:justify-single-word="false"/>
      <style:text-properties fo:font-weight="normal" officeooo:rsid="001f6c96" officeooo:paragraph-rsid="00286746" style:font-weight-asian="normal" style:font-weight-complex="normal"/>
    </style:style>
    <style:style style:name="P12" style:family="paragraph" style:parent-style-name="Preformatted_20_Text">
      <style:paragraph-properties fo:line-height="100%" fo:text-align="justify" style:justify-single-word="false"/>
      <style:text-properties fo:font-weight="normal" officeooo:rsid="001f6c96" officeooo:paragraph-rsid="00295709" style:font-weight-asian="normal" style:font-weight-complex="normal"/>
    </style:style>
    <style:style style:name="P13" style:family="paragraph" style:parent-style-name="Preformatted_20_Text">
      <style:paragraph-properties fo:line-height="100%" fo:text-align="justify" style:justify-single-word="false"/>
      <style:text-properties fo:font-weight="normal" officeooo:rsid="001f6c96" officeooo:paragraph-rsid="002d0f33" style:font-weight-asian="normal" style:font-weight-complex="normal"/>
    </style:style>
    <style:style style:name="P14" style:family="paragraph" style:parent-style-name="Preformatted_20_Text">
      <style:paragraph-properties fo:line-height="100%" fo:text-align="justify" style:justify-single-word="false"/>
      <style:text-properties fo:font-weight="normal" officeooo:paragraph-rsid="00210fab"/>
    </style:style>
    <style:style style:name="P15" style:family="paragraph" style:parent-style-name="Preformatted_20_Text">
      <style:paragraph-properties fo:line-height="100%" fo:text-align="justify" style:justify-single-word="false"/>
      <style:text-properties fo:font-weight="normal" officeooo:paragraph-rsid="00232048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a4cbd"/>
    </style:style>
    <style:style style:name="T3" style:family="text">
      <style:text-properties fo:font-variant="normal" fo:text-transform="none" fo:color="#000000" fo:letter-spacing="normal" fo:font-style="normal" fo:font-weight="normal" officeooo:rsid="001dc0fd"/>
    </style:style>
    <style:style style:name="T4" style:family="text">
      <style:text-properties fo:font-variant="normal" fo:text-transform="none" fo:color="#000000" fo:letter-spacing="normal" fo:font-style="normal" fo:font-weight="normal" officeooo:rsid="001f6c96"/>
    </style:style>
    <style:style style:name="T5" style:family="text">
      <style:text-properties fo:font-variant="normal" fo:text-transform="none" fo:color="#000000" fo:letter-spacing="normal" fo:font-style="normal" fo:font-weight="normal" officeooo:rsid="00210fab"/>
    </style:style>
    <style:style style:name="T6" style:family="text">
      <style:text-properties fo:font-variant="normal" fo:text-transform="none" fo:color="#000000" fo:letter-spacing="normal" fo:font-style="normal" fo:font-weight="normal" officeooo:rsid="0024982e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officeooo:rsid="0020813d" style:font-weight-asian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name-asian="Courier New" style:font-size-asian="12pt" style:font-weight-asian="bold" style:font-name-complex="Liberation Mono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officeooo:rsid="00210fab" style:font-name-asian="Courier New" style:font-size-asian="12pt" style:font-weight-asian="bold" style:font-name-complex="Liberation Mono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officeooo:rsid="00232048" style:font-name-asian="Courier New" style:font-size-asian="12pt" style:font-weight-asian="bold" style:font-name-complex="Liberation Mono" style:font-size-complex="12pt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bold" officeooo:rsid="0023e234" style:font-name-asian="Courier New" style:font-size-asian="12pt" style:font-weight-asian="bold" style:font-name-complex="Liberation Mono" style:font-size-complex="12pt" style:font-weight-complex="bold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bold" officeooo:rsid="0024982e" style:font-name-asian="Courier New" style:font-size-asian="12pt" style:font-weight-asian="bold" style:font-name-complex="Liberation Mono" style:font-size-complex="12pt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bold" officeooo:rsid="00259a2f" style:font-name-asian="Courier New" style:font-size-asian="12pt" style:font-weight-asian="bold" style:font-name-complex="Liberation Mono" style:font-size-complex="12pt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officeooo:rsid="00286746" style:font-name-asian="Courier New" style:font-size-asian="12pt" style:font-weight-asian="bold" style:font-name-complex="Liberation Mono" style:font-size-complex="12pt" style:font-weight-complex="bol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officeooo:rsid="00295709" style:font-name-asian="Courier New" style:font-size-asian="12pt" style:font-weight-asian="bold" style:font-name-complex="Liberation Mono" style:font-size-complex="12pt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officeooo:rsid="0029b7ae" style:font-name-asian="Courier New" style:font-size-asian="12pt" style:font-weight-asian="bold" style:font-name-complex="Liberation Mono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officeooo:rsid="002b76d6" style:font-name-asian="Courier New" style:font-size-asian="12pt" style:font-weight-asian="bold" style:font-name-complex="Liberation Mono" style:font-size-complex="12pt" style:font-weight-complex="bold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officeooo:rsid="002fc58e" style:font-name-asian="Courier New" style:font-size-asian="12pt" style:font-weight-asian="bold" style:font-name-complex="Liberation Mono" style:font-size-complex="12pt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name-asian="Courier New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1dc0fd" style:font-name-asian="Courier New" style:font-size-asian="12pt" style:font-weight-asian="bold" style:font-name-complex="Liberation Mono" style:font-size-complex="12pt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210fab" style:font-name-asian="Courier New" style:font-size-asian="12pt" style:font-weight-asian="bold" style:font-name-complex="Liberation Mono" style:font-size-complex="12pt" style:font-weight-complex="bold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1a4cbd" style:font-name-asian="Courier New" style:font-size-asian="12pt" style:font-weight-asian="bold" style:font-name-complex="Liberation Mono" style:font-size-complex="12pt" style:font-weight-complex="bold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officeooo:rsid="00210fab" style:font-name-asian="Courier New" style:font-size-asian="12pt" style:font-name-complex="Liberation Mono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officeooo:rsid="001dc0fd" style:font-name-asian="Courier New" style:font-size-asian="12pt" style:font-name-complex="Liberation Mono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officeooo:rsid="00220ad5" style:font-name-asian="Courier New" style:font-size-asian="12pt" style:font-name-complex="Liberation Mono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officeooo:rsid="00232048" style:font-name-asian="Courier New" style:font-size-asian="12pt" style:font-name-complex="Liberation Mono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officeooo:rsid="00259a2f" style:font-name-asian="Courier New" style:font-size-asian="12pt" style:font-name-complex="Liberation Mono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officeooo:rsid="00286746" style:font-name-asian="Courier New" style:font-size-asian="12pt" style:font-name-complex="Liberation Mono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officeooo:rsid="00232048" style:font-name-asian="Courier New" style:font-size-asian="12pt" style:font-weight-asian="normal" style:font-name-complex="Liberation Mono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officeooo:rsid="00210fab" style:font-name-asian="Courier New" style:font-size-asian="12pt" style:font-weight-asian="normal" style:font-name-complex="Liberation Mono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officeooo:rsid="001dc0fd" style:font-name-asian="Courier New" style:font-size-asian="12pt" style:font-weight-asian="normal" style:font-name-complex="Liberation Mono" style:font-size-complex="12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officeooo:rsid="001a4cbd" style:font-name-asian="Courier New" style:font-size-asian="12pt" style:font-weight-asian="bold" style:font-name-complex="Liberation Mono" style:font-size-complex="12pt" style:font-weight-complex="bold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officeooo:rsid="00295709" style:font-name-asian="Courier New" style:font-size-asian="12pt" style:font-weight-asian="bold" style:font-name-complex="Liberation Mono" style:font-size-complex="12pt" style:font-weight-complex="bold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officeooo:rsid="002d0f33" style:font-name-asian="Courier New" style:font-size-asian="12pt" style:font-weight-asian="bold" style:font-name-complex="Liberation Mono" style:font-size-complex="12pt" style:font-weight-complex="bold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officeooo:rsid="002fc58e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officeooo:rsid="0029b7ae" style:font-name-asian="Courier New" style:font-size-asian="12pt" style:font-weight-asian="bold" style:font-name-complex="Liberation Mono" style:font-size-complex="12pt" style:font-weight-complex="bold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officeooo:rsid="002b76d6" style:font-name-asian="Courier New" style:font-size-asian="12pt" style:font-weight-asian="bold" style:font-name-complex="Liberation Mono" style:font-size-complex="12pt" style:font-weight-complex="bold"/>
    </style:style>
    <style:style style:name="T39" style:family="text">
      <style:text-properties fo:font-variant="normal" fo:text-transform="none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63759722692495849" text:style-name="L1">
        <text:list-item>
          <text:p text:style-name="P3"><text:span text:style-name="T2">T</text:span><text:span text:style-name="T1">ile width used in kernel implementation = 16, so number of threads is 16*16 = </text:span><text:span text:style-name="T7">256</text:span></text:p>
          <text:p text:style-name="P3"><text:span text:style-name="T1"/></text:p>
          <text:p text:style-name="P2"><text:span text:style-name="T2">Maximum number of threads that can be simultaneously s</text:span><text:span text:style-name="T1">cheduled for execution </text:span><text:span text:style-name="T2">on GeForce GTX 280 GPU</text:span><text:span text:style-name="T1">, which contains 30 </text:span><text:span text:style-name="T2">streaming multiprocessors depends on </text:span><text:span text:style-name="T3">number of blocks that can be used. This can be calculated </text:span><text:span text:style-name="T6">by considering 4 possible limitations</text:span></text:p>
          <text:p text:style-name="P2"><text:span text:style-name="T3"/></text:p>
          <text:list>
            <text:list-item>
              <text:p text:style-name="P3"><text:span text:style-name="T4">Based on</text:span><text:span text:style-name="T1"> maximum number of threads:</text:span></text:p>
            </text:list-item>
          </text:list>
        </text:list-item>
      </text:list>
      <text:p text:style-name="P4"><text:span text:style-name="T1"/></text:p>
      <text:p text:style-name="P5"><text:span text:style-name="T4"><text:tab/><text:tab/>M</text:span><text:span text:style-name="T1">aximum number of threads per blocks =</text:span><text:span text:style-name="T7"> 1024</text:span></text:p>
      <text:p text:style-name="P5"><text:span text:style-name="T1"/></text:p>
      <text:p text:style-name="P5"><text:span text:style-name="T1"><text:tab/><text:tab/>Number of blocks </text:span><text:span text:style-name="T5">that can be </text:span><text:span text:style-name="T1">configured for tile length of 16 = </text:span><text:span text:style-name="T7">1024/256 =</text:span><text:span text:style-name="T1"> </text:span><text:span text:style-name="T7">4</text:span><text:span text:style-name="T8"> <text:s text:c="2"/></text:span><text:span text:style-name="T7"><text:s text:c="4"/>….. (1)</text:span></text:p>
      <text:p text:style-name="P1"><text:span text:style-name="T39"/></text:p>
      <text:list xml:id="list185518399158415" text:continue-numbering="true" text:style-name="L1">
        <text:list-item>
          <text:list>
            <text:list-item>
              <text:p text:style-name="P6"><text:span text:style-name="T21">B</text:span><text:span text:style-name="T20">ased on total amount of shared memory available:</text:span></text:p>
            </text:list-item>
          </text:list>
        </text:list-item>
      </text:list>
      <text:p text:style-name="P7"><text:span text:style-name="T20"/></text:p>
      <text:p text:style-name="P8"><text:span text:style-name="T20"><text:tab/><text:tab/></text:span><text:span text:style-name="T22">Total amount of shared memory available in <text:s/></text:span><text:span text:style-name="T23">GTX 280 GPU </text:span><text:span text:style-name="T22">= 16KB</text:span></text:p>
      <text:p text:style-name="P8"><text:span text:style-name="T22"><text:tab/><text:tab/></text:span></text:p>
      <text:p text:style-name="P8"><text:span text:style-name="T22"><text:tab/><text:tab/>Size of shared memory utilized for current kernal implementation with tile size of 16 = <text:tab/><text:tab/><text:tab/><text:tab/><text:tab/><text:tab/><text:tab/><text:tab/><text:tab/><text:tab/><text:tab/><text:tab/><text:tab/></text:span><text:span text:style-name="T10">2136 bytes</text:span></text:p>
      <text:p text:style-name="P9"><text:span text:style-name="T9"/></text:p>
      <text:p text:style-name="P10"><text:span text:style-name="T24"><text:tab/><text:tab/>Therefore, Number of blocks that can be </text:span><text:span text:style-name="T25">configured </text:span><text:span text:style-name="T24">= </text:span><text:span text:style-name="T10">16384/2136 = 7 <text:tab/><text:tab/>…..(2)</text:span></text:p>
      <text:p text:style-name="P10"><text:span text:style-name="T10"/></text:p>
      <text:p text:style-name="P10"><text:span text:style-name="T24"><text:tab/>3. <text:s text:c="2"/></text:span><text:span text:style-name="T26">Based on number of registers available:</text:span></text:p>
      <text:p text:style-name="P10"><text:span text:style-name="T26"><text:tab/><text:tab/></text:span></text:p>
      <text:p text:style-name="P10"><text:span text:style-name="T26"><text:tab/><text:tab/></text:span><text:span text:style-name="T27">Registers used by each threads =</text:span><text:span text:style-name="T11"> 12 </text:span></text:p>
      <text:p text:style-name="P10"><text:span text:style-name="T11"><text:tab/><text:tab/></text:span></text:p>
      <text:p text:style-name="P14"><text:span text:style-name="T11"><text:tab/><text:tab/></text:span><text:span text:style-name="T30">Total number of registers available per block: </text:span><text:span text:style-name="T11">16384</text:span></text:p>
      <text:p text:style-name="P14"><text:span text:style-name="T11"/></text:p>
      <text:p text:style-name="P15"><text:span text:style-name="T11"><text:tab/><text:tab/></text:span><text:span text:style-name="T31">Therefore, Number of blocks that can be </text:span><text:span text:style-name="T32">configured </text:span><text:span text:style-name="T30">= </text:span><text:span text:style-name="T11">16384/ (12*256) = </text:span><text:span text:style-name="T12">5 </text:span><text:span text:style-name="T13"><text:tab/>…...</text:span><text:span text:style-name="T14">(3)</text:span></text:p>
      <text:p text:style-name="P10"><text:span text:style-name="T11"/></text:p>
      <text:p text:style-name="P10"><text:span text:style-name="T11"/></text:p>
      <text:p text:style-name="P10"><text:span text:style-name="T27"><text:tab/></text:span><text:span text:style-name="T28">4. <text:s text:c="2"/></text:span><text:span text:style-name="T29">Based on maximum number of blocks that can be assigned to each SM</text:span></text:p>
      <text:p text:style-name="P10"><text:span text:style-name="T29"/></text:p>
      <text:p text:style-name="P11"><text:span text:style-name="T29"><text:tab/><text:tab/>Maximum number of blocks that can be assigned to each SM =</text:span><text:span text:style-name="T15"> 8<text:tab/><text:tab/><text:tab/>….. (4)</text:span></text:p>
      <text:p text:style-name="P11"><text:span text:style-name="T15"/></text:p>
      <text:p text:style-name="P11"><text:span text:style-name="T15"><text:tab/></text:span></text:p>
      <text:p text:style-name="P11"><text:span text:style-name="T15"><text:tab/></text:span><text:span text:style-name="T29">So by considering all the 4 limitations, we can come to the conclusion that the main limiting <text:tab/>factor is going to be the maximum number of threads per block, which is </text:span><text:span text:style-name="T15">= 4</text:span></text:p>
      <text:p text:style-name="P11"><text:span text:style-name="T15"/></text:p>
      <text:p text:style-name="P12"><text:span text:style-name="T15"><text:tab/></text:span><text:span text:style-name="T16">So </text:span><text:span text:style-name="T33">Maximum number of threads that can be simultaneously s</text:span><text:span text:style-name="T34">cheduled for execution = </text:span></text:p>
      <text:p text:style-name="P12"><text:span text:style-name="T34"><text:tab/><text:tab/><text:tab/></text:span></text:p>
      <text:p text:style-name="P13"><text:span text:style-name="T34"><text:tab/><text:tab/></text:span><text:span text:style-name="T35">= <text:tab/></text:span><text:span text:style-name="T16">blocks/SM * </text:span><text:span text:style-name="T34"><text:tab/></text:span><text:span text:style-name="T16">threads/block * SM/GPU </text:span></text:p>
      <text:p text:style-name="P12"><text:span text:style-name="T34"><text:tab/><text:tab/><text:tab/></text:span></text:p>
      <text:p text:style-name="P12"><text:span text:style-name="T34"><text:tab/></text:span><text:span text:style-name="T16"><text:tab/></text:span><text:span text:style-name="T19">=</text:span><text:span text:style-name="T16"><text:tab/>4 blocks/SM * 256 threads/block * 30 SM/GPU = </text:span><text:span text:style-name="T37">30720 </text:span><text:span text:style-name="T38">threa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12:40.651137349</meta:creation-date>
    <dc:date>2016-10-06T18:55:18.159028890</dc:date>
    <meta:editing-duration>PT42M29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269" meta:character-count="1549" meta:non-whitespace-character-count="1228"/>
  </office:meta>
</office:document-meta>
</file>